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1400">
            <text:p>11400</text:p>
          </table:table-cell>
          <table:table-cell/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4600">
            <text:p>4600</text:p>
          </table:table-cell>
          <table:table-cell/>
          <table:table-cell table:formula="of:=SUM([.K2];[.K10];[.K11];[.K35])" office:value-type="float" office:value="80000">
            <text:p>80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G3];[.G31])" office:value-type="float" office:value="68500">
            <text:p>685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4250">
            <text:p>4250</text:p>
          </table:table-cell>
          <table:table-cell/>
          <table:table-cell table:formula="of:=[.L3]-[.L4]" office:value-type="float" office:value="11500">
            <text:p>115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եգ</text:p>
          </table:table-cell>
          <table:table-cell table:style-name="ce7" office:value-type="float" office:value="5500">
            <text:p>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0">
            <text:p>7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];[.D28];[.E28])" office:value-type="float" office:value="1111.76470588235">
            <text:p>1111.764705882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72.7053140097">
            <text:p>36272.7053140097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35" office:value-type="float" office:value="5000">
            <text:p>5000</text:p>
          </table:table-cell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25000">
            <text:p>25000</text:p>
          </table:table-cell>
          <table:table-cell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5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)" office:value-type="float" office:value="347.619047619048">
            <text:p>347.61904761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table:number-columns-repeated="2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E56])" office:value-type="float" office:value="1034.15103415103">
            <text:p>1034.151034151</text:p>
          </table:table-cell>
          <table:table-cell table:style-name="ce57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D56];[.F56])" office:value-type="float" office:value="1043.07359307359">
            <text:p>1043.0735930736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28321.3804713805">
            <text:p>28321.3804713805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5/13/2016</text:date>, <text:time>11:0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13T11:02:36</dc:date>
    <meta:editing-duration>P7DT7M7S</meta:editing-duration>
    <meta:editing-cycles>2426</meta:editing-cycles>
    <meta:generator>OpenOffice/4.1.1$Unix OpenOffice.org_project/411m6$Build-9775</meta:generator>
    <dc:creator>Hasmik Dabaghyan</dc:creator>
    <meta:document-statistic meta:table-count="14" meta:cell-count="5927" meta:object-count="0"/>
  </office:meta>
</office:document-meta>
</file>